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2.9701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Never skip to solve these QUESTIONS</text:p>
          </table:table-cell>
          <table:table-cell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𝗔𝗿𝗿𝗮𝘆𝘀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. Two Sum </text:p>
          </table:table-cell>
          <table:table-cell table:style-name="ce5" office:value-type="string" calcext:value-type="string">
            <text:p><text:a xlink:href="https://lnkd.in/dWDJFCrk" xlink:type="simple">https://lnkd.in/dWDJFCrk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. Best Time to Buy and Sell Stock</text:p>
          </table:table-cell>
          <table:table-cell table:style-name="ce5" office:value-type="string" calcext:value-type="string">
            <text:p><text:a xlink:href="https://lnkd.in/dbfXdHcc" xlink:type="simple">https://lnkd.in/dbfXdHcc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3. Maximum Subarray</text:p>
          </table:table-cell>
          <table:table-cell table:style-name="ce5" office:value-type="string" calcext:value-type="string">
            <text:p><text:a xlink:href="https://lnkd.in/dA3e79e7" xlink:type="simple">https://lnkd.in/dA3e79e7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4. Container with Most Water</text:p>
          </table:table-cell>
          <table:table-cell table:style-name="ce5" office:value-type="string" calcext:value-type="string">
            <text:p><text:a xlink:href="https://lnkd.in/derBVWA2" xlink:type="simple">https://lnkd.in/derBVWA2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5. Rotate Array</text:p>
          </table:table-cell>
          <table:table-cell table:style-name="ce5" office:value-type="string" calcext:value-type="string">
            <text:p><text:a xlink:href="https://lnkd.in/d3iAd_ye" xlink:type="simple">https://lnkd.in/d3iAd_ye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𝗦𝘁𝗿𝗶𝗻𝗴𝘀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. Reverse String</text:p>
          </table:table-cell>
          <table:table-cell table:style-name="ce5" office:value-type="string" calcext:value-type="string">
            <text:p><text:a xlink:href="https://lnkd.in/dSYxrHkt" xlink:type="simple">https://lnkd.in/dSYxrHkt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. Valid Palindrome</text:p>
          </table:table-cell>
          <table:table-cell table:style-name="ce5" office:value-type="string" calcext:value-type="string">
            <text:p><text:a xlink:href="https://lnkd.in/dNTpQFit" xlink:type="simple">https://lnkd.in/dNTpQFit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3. Longest Substring Without Repeating Characters</text:p>
          </table:table-cell>
          <table:table-cell table:style-name="ce5" office:value-type="string" calcext:value-type="string">
            <text:p><text:a xlink:href="https://lnkd.in/dMYzuAY4" xlink:type="simple">https://lnkd.in/dMYzuAY4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4. Group Anagrams</text:p>
          </table:table-cell>
          <table:table-cell table:style-name="ce5" office:value-type="string" calcext:value-type="string">
            <text:p><text:a xlink:href="https://lnkd.in/dZAMtWYM" xlink:type="simple">https://lnkd.in/dZAMtWYM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5. Longest Palindromic Substring</text:p>
          </table:table-cell>
          <table:table-cell table:style-name="ce5" office:value-type="string" calcext:value-type="string">
            <text:p><text:a xlink:href="https://lnkd.in/dnk7bi7m" xlink:type="simple">https://lnkd.in/dnk7bi7m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𝗟𝗶𝗻𝗸𝗲𝗱 𝗟𝗶𝘀𝘁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. Reverse Linked List</text:p>
          </table:table-cell>
          <table:table-cell table:style-name="ce5" office:value-type="string" calcext:value-type="string">
            <text:p><text:a xlink:href="https://lnkd.in/drbzn2b6" xlink:type="simple">https://lnkd.in/drbzn2b6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. Merge Two Sorted Lists</text:p>
          </table:table-cell>
          <table:table-cell table:style-name="ce5" office:value-type="string" calcext:value-type="string">
            <text:p><text:a xlink:href="https://lnkd.in/d7dPE39P" xlink:type="simple">https://lnkd.in/d7dPE39P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3. Remove Nth Node From End of List</text:p>
          </table:table-cell>
          <table:table-cell table:style-name="ce5" office:value-type="string" calcext:value-type="string">
            <text:p><text:a xlink:href="https://lnkd.in/dhwSrxbu" xlink:type="simple">https://lnkd.in/dhwSrxbu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4. Linked List Cycle</text:p>
          </table:table-cell>
          <table:table-cell table:style-name="ce5" office:value-type="string" calcext:value-type="string">
            <text:p><text:a xlink:href="https://lnkd.in/dvymdefx" xlink:type="simple">https://lnkd.in/dvymdefx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5. Intersection of Two Linked Lists</text:p>
          </table:table-cell>
          <table:table-cell table:style-name="ce5" office:value-type="string" calcext:value-type="string">
            <text:p><text:a xlink:href="https://lnkd.in/dfJKZ2dZ" xlink:type="simple">https://lnkd.in/dfJKZ2dZ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𝗧𝗿𝗲𝗲𝘀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. Maximum Depth of Binary Tree</text:p>
          </table:table-cell>
          <table:table-cell table:style-name="ce5" office:value-type="string" calcext:value-type="string">
            <text:p><text:a xlink:href="https://lnkd.in/dCMEXszH" xlink:type="simple">https://lnkd.in/dCMEXszH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. Validate Binary Search Tree</text:p>
          </table:table-cell>
          <table:table-cell table:style-name="ce5" office:value-type="string" calcext:value-type="string">
            <text:p><text:a xlink:href="https://lnkd.in/dZVA-vNR" xlink:type="simple">https://lnkd.in/dZVA-vNR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3. Symmetric Tree</text:p>
          </table:table-cell>
          <table:table-cell table:style-name="ce5" office:value-type="string" calcext:value-type="string">
            <text:p><text:a xlink:href="https://lnkd.in/ddx6A8Zw" xlink:type="simple">https://lnkd.in/ddx6A8Zw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4. Binary Tree Level Order Traversal</text:p>
          </table:table-cell>
          <table:table-cell table:style-name="ce5" office:value-type="string" calcext:value-type="string">
            <text:p><text:a xlink:href="https://lnkd.in/diR5nX4U" xlink:type="simple">https://lnkd.in/diR5nX4U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5. Lowest Common Ancestor of a Binary Tree</text:p>
          </table:table-cell>
          <table:table-cell table:style-name="ce5" office:value-type="string" calcext:value-type="string">
            <text:p><text:a xlink:href="https://lnkd.in/dFkJwkaV" xlink:type="simple">https://lnkd.in/dFkJwkaV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𝗚𝗿𝗮𝗽𝗵𝘀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. Number of Islands</text:p>
          </table:table-cell>
          <table:table-cell table:style-name="ce5" office:value-type="string" calcext:value-type="string">
            <text:p><text:a xlink:href="https://lnkd.in/drj5P3bf" xlink:type="simple">https://lnkd.in/drj5P3b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. Course Schedule</text:p>
          </table:table-cell>
          <table:table-cell table:style-name="ce5" office:value-type="string" calcext:value-type="string">
            <text:p><text:a xlink:href="https://lnkd.in/duvfs54r" xlink:type="simple">https://lnkd.in/duvfs54r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3. Word Ladder</text:p>
          </table:table-cell>
          <table:table-cell table:style-name="ce5" office:value-type="string" calcext:value-type="string">
            <text:p><text:a xlink:href="https://lnkd.in/dmTspiu3" xlink:type="simple">https://lnkd.in/dmTspiu3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4. Clone Graph</text:p>
          </table:table-cell>
          <table:table-cell table:style-name="ce5" office:value-type="string" calcext:value-type="string">
            <text:p><text:a xlink:href="https://lnkd.in/dXYJsBMY" xlink:type="simple">https://lnkd.in/dXYJsBM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5. Network Delay Time</text:p>
          </table:table-cell>
          <table:table-cell table:style-name="ce5" office:value-type="string" calcext:value-type="string">
            <text:p><text:a xlink:href="https://lnkd.in/d3WVx_JP" xlink:type="simple">https://lnkd.in/d3WVx_JP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𝗦𝗲𝗮𝗿𝗰𝗵𝗶𝗻𝗴 &amp; 𝗦𝗼𝗿𝘁𝗶𝗻𝗴 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. Merge Sort</text:p>
          </table:table-cell>
          <table:table-cell table:style-name="ce5" office:value-type="string" calcext:value-type="string">
            <text:p><text:a xlink:href="https://lnkd.in/d5TVqNCE" xlink:type="simple">https://lnkd.in/d5TVqNCE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. Quick Sort</text:p>
          </table:table-cell>
          <table:table-cell table:style-name="ce5" office:value-type="string" calcext:value-type="string">
            <text:p><text:a xlink:href="https://lnkd.in/d5TVqNCE" xlink:type="simple">https://lnkd.in/d5TVqNCE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3. Binary Search</text:p>
          </table:table-cell>
          <table:table-cell table:style-name="ce5" office:value-type="string" calcext:value-type="string">
            <text:p><text:a xlink:href="https://lnkd.in/dQNu5M-V" xlink:type="simple">https://lnkd.in/dQNu5M-V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4. Search in Rotated Sorted Array</text:p>
          </table:table-cell>
          <table:table-cell table:style-name="ce5" office:value-type="string" calcext:value-type="string">
            <text:p><text:a xlink:href="https://lnkd.in/dWMGpD5e" xlink:type="simple">https://lnkd.in/dWMGpD5e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5. First Bad Version</text:p>
          </table:table-cell>
          <table:table-cell table:style-name="ce5" office:value-type="string" calcext:value-type="string">
            <text:p><text:a xlink:href="https://lnkd.in/dBpRdqwt" xlink:type="simple">https://lnkd.in/dBpRdqwt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𝗗𝘆𝗻𝗮𝗺𝗶𝗰 𝗣𝗿𝗼𝗴𝗿𝗮𝗺𝗺𝗶𝗻𝗴 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. Fibonacci Number</text:p>
          </table:table-cell>
          <table:table-cell table:style-name="ce5" office:value-type="string" calcext:value-type="string">
            <text:p><text:a xlink:href="https://lnkd.in/dJqY369E" xlink:type="simple">https://lnkd.in/dJqY369E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. Climbing Stairs</text:p>
          </table:table-cell>
          <table:table-cell table:style-name="ce5" office:value-type="string" calcext:value-type="string">
            <text:p><text:a xlink:href="https://lnkd.in/dK8UxFsq" xlink:type="simple">https://lnkd.in/dK8UxFsq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3. Longest Increasing Subsequence</text:p>
          </table:table-cell>
          <table:table-cell table:style-name="ce5" office:value-type="string" calcext:value-type="string">
            <text:p><text:a xlink:href="https://lnkd.in/dSkJXnDp" xlink:type="simple">https://lnkd.in/dSkJXnDp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4. Maximum Subarray Sum</text:p>
          </table:table-cell>
          <table:table-cell table:style-name="ce5" office:value-type="string" calcext:value-type="string">
            <text:p><text:a xlink:href="https://lnkd.in/dA3e79e7" xlink:type="simple">https://lnkd.in/dA3e79e7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5. Coin Change</text:p>
          </table:table-cell>
          <table:table-cell table:style-name="ce5" office:value-type="string" calcext:value-type="string">
            <text:p><text:a xlink:href="https://lnkd.in/d-ByK5Fx" xlink:type="simple">https://lnkd.in/d-ByK5Fx</text:a></text:p>
          </table:table-cell>
        </table:table-row>
        <table:table-row table:style-name="ro1" table:number-rows-repeated="104848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1:37:25.410233324</meta:creation-date>
    <dc:date>2025-02-10T11:47:13.614412769</dc:date>
    <meta:editing-duration>PT9M48S</meta:editing-duration>
    <meta:editing-cycles>1</meta:editing-cycles>
    <meta:document-statistic meta:table-count="1" meta:cell-count="78" meta:object-count="0"/>
    <meta:generator>LibreOffice/24.2.7.2$Linux_X86_64 LibreOffice_project/420$Build-2</meta:generator>
  </office:meta>
</office:document-meta>
</file>